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ffc3" officeooo:paragraph-rsid="000cffc3"/>
    </style:style>
    <style:style style:name="P2" style:family="paragraph" style:parent-style-name="Standard">
      <style:paragraph-properties>
        <style:tab-stops>
          <style:tab-stop style:position="0.9957in"/>
        </style:tab-stops>
      </style:paragraph-properties>
      <style:text-properties officeooo:rsid="000cffc3" officeooo:paragraph-rsid="000cffc3"/>
    </style:style>
    <style:style style:name="P3" style:family="paragraph" style:parent-style-name="Standard" style:list-style-name="L2">
      <style:paragraph-properties>
        <style:tab-stops>
          <style:tab-stop style:position="1.25in"/>
        </style:tab-stops>
      </style:paragraph-properties>
      <style:text-properties officeooo:rsid="000cffc3" officeooo:paragraph-rsid="000cffc3"/>
    </style:style>
    <style:style style:name="P4" style:family="paragraph" style:parent-style-name="Standard" style:list-style-name="L2">
      <style:paragraph-properties>
        <style:tab-stops>
          <style:tab-stop style:position="1.25in"/>
        </style:tab-stops>
      </style:paragraph-properties>
      <style:text-properties officeooo:rsid="000cffc3" officeooo:paragraph-rsid="000ebcf7"/>
    </style:style>
    <style:style style:name="P5" style:family="paragraph" style:parent-style-name="Standard">
      <style:paragraph-properties>
        <style:tab-stops>
          <style:tab-stop style:position="1.25in"/>
        </style:tab-stops>
      </style:paragraph-properties>
      <style:text-properties officeooo:rsid="000cffc3" officeooo:paragraph-rsid="000cffc3"/>
    </style:style>
    <style:style style:name="P6" style:family="paragraph" style:parent-style-name="Standard" style:list-style-name="L3">
      <style:paragraph-properties>
        <style:tab-stops>
          <style:tab-stop style:position="1.25in"/>
        </style:tab-stops>
      </style:paragraph-properties>
      <style:text-properties officeooo:rsid="000cffc3" officeooo:paragraph-rsid="000cffc3"/>
    </style:style>
    <style:style style:name="P7" style:family="paragraph" style:parent-style-name="Standard" style:list-style-name="L3">
      <style:paragraph-properties>
        <style:tab-stops>
          <style:tab-stop style:position="1.25in"/>
        </style:tab-stops>
      </style:paragraph-properties>
      <style:text-properties officeooo:rsid="000cffc3" officeooo:paragraph-rsid="000fc782"/>
    </style:style>
    <style:style style:name="P8" style:family="paragraph" style:parent-style-name="Standard">
      <style:paragraph-properties>
        <style:tab-stops>
          <style:tab-stop style:position="1.25in"/>
        </style:tab-stops>
      </style:paragraph-properties>
      <style:text-properties officeooo:rsid="000cffc3" officeooo:paragraph-rsid="000ebcf7"/>
    </style:style>
    <style:style style:name="P9" style:family="paragraph" style:parent-style-name="Standard" style:list-style-name="L1">
      <style:paragraph-properties>
        <style:tab-stops>
          <style:tab-stop style:position="1.4972in"/>
        </style:tab-stops>
      </style:paragraph-properties>
      <style:text-properties officeooo:rsid="000cffc3" officeooo:paragraph-rsid="000ebcf7"/>
    </style:style>
    <style:style style:name="P10" style:family="paragraph" style:parent-style-name="Standard" style:list-style-name="L1">
      <style:paragraph-properties>
        <style:tab-stops>
          <style:tab-stop style:position="1.4972in"/>
        </style:tab-stops>
      </style:paragraph-properties>
      <style:text-properties officeooo:rsid="000cffc3" officeooo:paragraph-rsid="000cffc3"/>
    </style:style>
    <style:style style:name="P11" style:family="paragraph" style:parent-style-name="Standard" style:list-style-name="L1">
      <style:paragraph-properties>
        <style:tab-stops>
          <style:tab-stop style:position="1.4972in"/>
        </style:tab-stops>
      </style:paragraph-properties>
      <style:text-properties officeooo:rsid="000cffc3" officeooo:paragraph-rsid="000f2b01"/>
    </style:style>
    <style:style style:name="P12" style:family="paragraph" style:parent-style-name="Standard" style:list-style-name="L1">
      <style:paragraph-properties>
        <style:tab-stops>
          <style:tab-stop style:position="1.4972in"/>
        </style:tab-stops>
      </style:paragraph-properties>
      <style:text-properties officeooo:rsid="000cffc3" officeooo:paragraph-rsid="0012b969"/>
    </style:style>
    <style:style style:name="P13" style:family="paragraph" style:parent-style-name="Standard" style:list-style-name="L1">
      <style:paragraph-properties>
        <style:tab-stops>
          <style:tab-stop style:position="1.4972in"/>
        </style:tab-stops>
      </style:paragraph-properties>
      <style:text-properties officeooo:rsid="000cffc3" officeooo:paragraph-rsid="00155230"/>
    </style:style>
    <style:style style:name="P14" style:family="paragraph" style:parent-style-name="Standard" style:list-style-name="L3">
      <style:paragraph-properties>
        <style:tab-stops>
          <style:tab-stop style:position="1.4972in"/>
        </style:tab-stops>
      </style:paragraph-properties>
      <style:text-properties officeooo:rsid="000cffc3" officeooo:paragraph-rsid="000cffc3"/>
    </style:style>
    <style:style style:name="P15" style:family="paragraph" style:parent-style-name="Standard" style:list-style-name="L2">
      <style:paragraph-properties>
        <style:tab-stops>
          <style:tab-stop style:position="1.4972in"/>
        </style:tab-stops>
      </style:paragraph-properties>
      <style:text-properties officeooo:rsid="000cffc3" officeooo:paragraph-rsid="000cffc3"/>
    </style:style>
    <style:style style:name="P16" style:family="paragraph" style:parent-style-name="Standard">
      <style:paragraph-properties>
        <style:tab-stops>
          <style:tab-stop style:position="1.4972in"/>
        </style:tab-stops>
      </style:paragraph-properties>
      <style:text-properties officeooo:rsid="000cffc3" officeooo:paragraph-rsid="000f2b01"/>
    </style:style>
    <style:style style:name="P17" style:family="paragraph" style:parent-style-name="Standard">
      <style:paragraph-properties>
        <style:tab-stops>
          <style:tab-stop style:position="1.4972in"/>
        </style:tab-stops>
      </style:paragraph-properties>
      <style:text-properties officeooo:rsid="000cffc3" officeooo:paragraph-rsid="000fc782"/>
    </style:style>
    <style:style style:name="P18" style:family="paragraph" style:parent-style-name="Standard" style:list-style-name="L2">
      <style:paragraph-properties>
        <style:tab-stops>
          <style:tab-stop style:position="1.4846in"/>
        </style:tab-stops>
      </style:paragraph-properties>
      <style:text-properties officeooo:rsid="000cffc3" officeooo:paragraph-rsid="000cffc3"/>
    </style:style>
    <style:style style:name="P19" style:family="paragraph" style:parent-style-name="Standard" style:list-style-name="L2">
      <style:paragraph-properties>
        <style:tab-stops>
          <style:tab-stop style:position="1.25in"/>
        </style:tab-stops>
      </style:paragraph-properties>
      <style:text-properties officeooo:rsid="000ebcf7" officeooo:paragraph-rsid="000ebcf7"/>
    </style:style>
    <style:style style:name="P20" style:family="paragraph" style:parent-style-name="Standard">
      <style:paragraph-properties>
        <style:tab-stops>
          <style:tab-stop style:position="1.25in"/>
        </style:tab-stops>
      </style:paragraph-properties>
      <style:text-properties officeooo:rsid="000ebcf7" officeooo:paragraph-rsid="000ebcf7"/>
    </style:style>
    <style:style style:name="P21" style:family="paragraph" style:parent-style-name="Standard" style:list-style-name="L1">
      <style:paragraph-properties>
        <style:tab-stops>
          <style:tab-stop style:position="1.4972in"/>
        </style:tab-stops>
      </style:paragraph-properties>
      <style:text-properties officeooo:rsid="000ebcf7" officeooo:paragraph-rsid="000ebcf7"/>
    </style:style>
    <style:style style:name="P22" style:family="paragraph" style:parent-style-name="Standard" style:list-style-name="L1">
      <style:paragraph-properties>
        <style:tab-stops>
          <style:tab-stop style:position="1.4972in"/>
        </style:tab-stops>
      </style:paragraph-properties>
      <style:text-properties officeooo:rsid="000ebcf7" officeooo:paragraph-rsid="000fc782"/>
    </style:style>
    <style:style style:name="P23" style:family="paragraph" style:parent-style-name="Standard" style:list-style-name="L1">
      <style:paragraph-properties>
        <style:tab-stops>
          <style:tab-stop style:position="1.4972in"/>
        </style:tab-stops>
      </style:paragraph-properties>
      <style:text-properties officeooo:rsid="000ebcf7" officeooo:paragraph-rsid="0012b969"/>
    </style:style>
    <style:style style:name="P24" style:family="paragraph" style:parent-style-name="Standard" style:list-style-name="L4">
      <style:paragraph-properties>
        <style:tab-stops>
          <style:tab-stop style:position="1.4972in"/>
        </style:tab-stops>
      </style:paragraph-properties>
      <style:text-properties officeooo:rsid="000ebcf7" officeooo:paragraph-rsid="000f2b01"/>
    </style:style>
    <style:style style:name="P25" style:family="paragraph" style:parent-style-name="Standard">
      <style:paragraph-properties>
        <style:tab-stops>
          <style:tab-stop style:position="1.25in"/>
        </style:tab-stops>
      </style:paragraph-properties>
      <style:text-properties officeooo:rsid="000f2b01" officeooo:paragraph-rsid="000f2b01"/>
    </style:style>
    <style:style style:name="P26" style:family="paragraph" style:parent-style-name="Standard">
      <style:paragraph-properties>
        <style:tab-stops>
          <style:tab-stop style:position="1.4972in"/>
        </style:tab-stops>
      </style:paragraph-properties>
      <style:text-properties officeooo:rsid="000f2b01" officeooo:paragraph-rsid="000f2b01"/>
    </style:style>
    <style:style style:name="P27" style:family="paragraph" style:parent-style-name="Standard" style:list-style-name="L1">
      <style:paragraph-properties>
        <style:tab-stops>
          <style:tab-stop style:position="1.4972in"/>
        </style:tab-stops>
      </style:paragraph-properties>
      <style:text-properties officeooo:rsid="000f2b01" officeooo:paragraph-rsid="000f2b01"/>
    </style:style>
    <style:style style:name="P28" style:family="paragraph" style:parent-style-name="Standard" style:list-style-name="L1">
      <style:paragraph-properties>
        <style:tab-stops>
          <style:tab-stop style:position="1.4972in"/>
        </style:tab-stops>
      </style:paragraph-properties>
      <style:text-properties officeooo:rsid="000f2b01" officeooo:paragraph-rsid="000fc782"/>
    </style:style>
    <style:style style:name="P29" style:family="paragraph" style:parent-style-name="Standard" style:list-style-name="L1">
      <style:paragraph-properties>
        <style:tab-stops>
          <style:tab-stop style:position="1.4972in"/>
        </style:tab-stops>
      </style:paragraph-properties>
      <style:text-properties officeooo:rsid="000f2b01" officeooo:paragraph-rsid="0012b969"/>
    </style:style>
    <style:style style:name="P30" style:family="paragraph" style:parent-style-name="Standard" style:list-style-name="L4">
      <style:paragraph-properties>
        <style:tab-stops>
          <style:tab-stop style:position="1.4972in"/>
        </style:tab-stops>
      </style:paragraph-properties>
      <style:text-properties officeooo:rsid="000f2b01" officeooo:paragraph-rsid="000f2b01"/>
    </style:style>
    <style:style style:name="P31" style:family="paragraph" style:parent-style-name="Standard">
      <style:paragraph-properties>
        <style:tab-stops>
          <style:tab-stop style:position="1.25in"/>
        </style:tab-stops>
      </style:paragraph-properties>
      <style:text-properties fo:font-style="italic" fo:font-weight="bold" officeooo:rsid="000f2b01" officeooo:paragraph-rsid="000f2b01" style:font-style-asian="italic" style:font-weight-asian="bold" style:font-style-complex="italic" style:font-weight-complex="bold"/>
    </style:style>
    <style:style style:name="P32" style:family="paragraph" style:parent-style-name="Standard">
      <style:paragraph-properties>
        <style:tab-stops>
          <style:tab-stop style:position="1.25in"/>
        </style:tab-stops>
      </style:paragraph-properties>
      <style:text-properties fo:font-style="normal" fo:font-weight="normal" officeooo:rsid="000f2b01" officeooo:paragraph-rsid="000f2b01" style:font-style-asian="normal" style:font-weight-asian="normal" style:font-style-complex="normal" style:font-weight-complex="normal"/>
    </style:style>
    <style:style style:name="P33" style:family="paragraph" style:parent-style-name="Standard" style:list-style-name="L4">
      <style:paragraph-properties>
        <style:tab-stops>
          <style:tab-stop style:position="1.4972in"/>
        </style:tab-stops>
      </style:paragraph-properties>
      <style:text-properties fo:font-style="normal" fo:font-weight="normal" officeooo:rsid="000f2b01" officeooo:paragraph-rsid="000f2b01" style:font-style-asian="normal" style:font-weight-asian="normal" style:font-style-complex="normal" style:font-weight-complex="normal"/>
    </style:style>
    <style:style style:name="P34" style:family="paragraph" style:parent-style-name="Standard" style:list-style-name="L4">
      <style:paragraph-properties>
        <style:tab-stops>
          <style:tab-stop style:position="1.4972in"/>
        </style:tab-stops>
      </style:paragraph-properties>
      <style:text-properties fo:font-style="normal" fo:font-weight="normal" officeooo:rsid="000f2b01" officeooo:paragraph-rsid="000fc782" style:font-style-asian="normal" style:font-weight-asian="normal" style:font-style-complex="normal" style:font-weight-complex="normal"/>
    </style:style>
    <style:style style:name="P35" style:family="paragraph" style:parent-style-name="Standard" style:list-style-name="L1">
      <style:paragraph-properties>
        <style:tab-stops>
          <style:tab-stop style:position="1.4972in"/>
        </style:tab-stops>
      </style:paragraph-properties>
      <style:text-properties fo:font-style="normal" fo:font-weight="normal" officeooo:rsid="000f2b01" officeooo:paragraph-rsid="000fc782" style:font-style-asian="normal" style:font-weight-asian="normal" style:font-style-complex="normal" style:font-weight-complex="normal"/>
    </style:style>
    <style:style style:name="P36" style:family="paragraph" style:parent-style-name="Standard" style:list-style-name="L1">
      <style:paragraph-properties>
        <style:tab-stops>
          <style:tab-stop style:position="1.4972in"/>
        </style:tab-stops>
      </style:paragraph-properties>
      <style:text-properties fo:font-style="normal" fo:font-weight="normal" officeooo:rsid="000f2b01" officeooo:paragraph-rsid="0012b969" style:font-style-asian="normal" style:font-weight-asian="normal" style:font-style-complex="normal" style:font-weight-complex="normal"/>
    </style:style>
    <style:style style:name="P37" style:family="paragraph" style:parent-style-name="Standard">
      <style:paragraph-properties>
        <style:tab-stops>
          <style:tab-stop style:position="1.4972in"/>
        </style:tab-stops>
      </style:paragraph-properties>
      <style:text-properties fo:font-style="normal" fo:font-weight="normal" officeooo:rsid="000f2b01" officeooo:paragraph-rsid="000fc782" style:font-style-asian="normal" style:font-weight-asian="normal" style:font-style-complex="normal" style:font-weight-complex="normal"/>
    </style:style>
    <style:style style:name="P38" style:family="paragraph" style:parent-style-name="Standard">
      <style:paragraph-properties>
        <style:tab-stops>
          <style:tab-stop style:position="1.4972in"/>
        </style:tab-stops>
      </style:paragraph-properties>
      <style:text-properties fo:font-style="normal" fo:font-weight="normal" officeooo:rsid="000f2b01" officeooo:paragraph-rsid="0012b969" style:font-style-asian="normal" style:font-weight-asian="normal" style:font-style-complex="normal" style:font-weight-complex="normal"/>
    </style:style>
    <style:style style:name="P39" style:family="paragraph" style:parent-style-name="Standard">
      <style:paragraph-properties>
        <style:tab-stops>
          <style:tab-stop style:position="1.25in"/>
        </style:tab-stops>
      </style:paragraph-properties>
      <style:text-properties fo:font-style="normal" fo:font-weight="normal" officeooo:rsid="000ebcf7" officeooo:paragraph-rsid="000f2b01" style:font-style-asian="normal" style:font-weight-asian="normal" style:font-style-complex="normal" style:font-weight-complex="normal"/>
    </style:style>
    <style:style style:name="P40" style:family="paragraph" style:parent-style-name="Standard" style:list-style-name="L4">
      <style:paragraph-properties>
        <style:tab-stops>
          <style:tab-stop style:position="1.4972in"/>
        </style:tab-stops>
      </style:paragraph-properties>
      <style:text-properties fo:font-style="normal" fo:font-weight="normal" officeooo:rsid="000ebcf7" officeooo:paragraph-rsid="000f2b01" style:font-style-asian="normal" style:font-weight-asian="normal" style:font-style-complex="normal" style:font-weight-complex="normal"/>
    </style:style>
    <style:style style:name="P41" style:family="paragraph" style:parent-style-name="Standard" style:list-style-name="L1">
      <style:paragraph-properties>
        <style:tab-stops>
          <style:tab-stop style:position="1.4972in"/>
        </style:tab-stops>
      </style:paragraph-properties>
      <style:text-properties fo:font-style="normal" fo:font-weight="normal" officeooo:rsid="000ebcf7" officeooo:paragraph-rsid="000fc782" style:font-style-asian="normal" style:font-weight-asian="normal" style:font-style-complex="normal" style:font-weight-complex="normal"/>
    </style:style>
    <style:style style:name="P42" style:family="paragraph" style:parent-style-name="Standard" style:list-style-name="L1">
      <style:paragraph-properties>
        <style:tab-stops>
          <style:tab-stop style:position="1.4972in"/>
        </style:tab-stops>
      </style:paragraph-properties>
      <style:text-properties fo:font-style="normal" fo:font-weight="normal" officeooo:rsid="000ebcf7" officeooo:paragraph-rsid="0012b969" style:font-style-asian="normal" style:font-weight-asian="normal" style:font-style-complex="normal" style:font-weight-complex="normal"/>
    </style:style>
    <style:style style:name="P43" style:family="paragraph" style:parent-style-name="Standard" style:list-style-name="L1">
      <style:paragraph-properties>
        <style:tab-stops>
          <style:tab-stop style:position="1.4972in"/>
        </style:tab-stops>
      </style:paragraph-properties>
      <style:text-properties fo:font-style="normal" fo:font-weight="normal" officeooo:rsid="000fc782" officeooo:paragraph-rsid="000fc782" style:font-style-asian="normal" style:font-weight-asian="normal" style:font-style-complex="normal" style:font-weight-complex="normal"/>
    </style:style>
    <style:style style:name="P44" style:family="paragraph" style:parent-style-name="Standard" style:list-style-name="L4">
      <style:paragraph-properties>
        <style:tab-stops>
          <style:tab-stop style:position="1.4972in"/>
        </style:tab-stops>
      </style:paragraph-properties>
      <style:text-properties fo:font-style="normal" fo:font-weight="normal" officeooo:rsid="000fc782" officeooo:paragraph-rsid="000fc782" style:font-style-asian="normal" style:font-weight-asian="normal" style:font-style-complex="normal" style:font-weight-complex="normal"/>
    </style:style>
    <style:style style:name="P45" style:family="paragraph" style:parent-style-name="Standard">
      <style:paragraph-properties>
        <style:tab-stops>
          <style:tab-stop style:position="1.4972in"/>
        </style:tab-stops>
      </style:paragraph-properties>
      <style:text-properties fo:font-style="normal" fo:font-weight="normal" officeooo:rsid="000fc782" officeooo:paragraph-rsid="000fc782" style:font-style-asian="normal" style:font-weight-asian="normal" style:font-style-complex="normal" style:font-weight-complex="normal"/>
    </style:style>
    <style:style style:name="P46" style:family="paragraph" style:parent-style-name="Standard" style:list-style-name="L1">
      <style:paragraph-properties>
        <style:tab-stops>
          <style:tab-stop style:position="1.4972in"/>
        </style:tab-stops>
      </style:paragraph-properties>
      <style:text-properties fo:font-style="normal" fo:font-weight="normal" officeooo:rsid="000cffc3" officeooo:paragraph-rsid="000fc782" style:font-style-asian="normal" style:font-weight-asian="normal" style:font-style-complex="normal" style:font-weight-complex="normal"/>
    </style:style>
    <style:style style:name="P47" style:family="paragraph" style:parent-style-name="Standard">
      <style:paragraph-properties>
        <style:tab-stops>
          <style:tab-stop style:position="1.4972in"/>
        </style:tab-stops>
      </style:paragraph-properties>
      <style:text-properties fo:font-style="normal" fo:font-weight="normal" officeooo:rsid="000cffc3" officeooo:paragraph-rsid="0012b969" style:font-style-asian="normal" style:font-weight-asian="normal" style:font-style-complex="normal" style:font-weight-complex="normal"/>
    </style:style>
    <style:style style:name="P48" style:family="paragraph" style:parent-style-name="Standard">
      <style:paragraph-properties>
        <style:tab-stops>
          <style:tab-stop style:position="1.4972in"/>
        </style:tab-stops>
      </style:paragraph-properties>
      <style:text-properties fo:font-style="normal" fo:font-weight="normal" officeooo:rsid="0011c234" officeooo:paragraph-rsid="0011c234" style:font-style-asian="normal" style:font-weight-asian="normal" style:font-style-complex="normal" style:font-weight-complex="normal"/>
    </style:style>
    <style:style style:name="P49" style:family="paragraph" style:parent-style-name="Standard">
      <style:paragraph-properties>
        <style:tab-stops>
          <style:tab-stop style:position="1.4972in"/>
        </style:tab-stops>
      </style:paragraph-properties>
      <style:text-properties fo:font-style="normal" fo:font-weight="normal" officeooo:rsid="0012b969" officeooo:paragraph-rsid="0012b969" style:font-style-asian="normal" style:font-weight-asian="normal" style:font-style-complex="normal" style:font-weight-complex="normal"/>
    </style:style>
    <style:style style:name="P50" style:family="paragraph" style:parent-style-name="Standard">
      <style:paragraph-properties>
        <style:tab-stops>
          <style:tab-stop style:position="1.4972in"/>
        </style:tab-stops>
      </style:paragraph-properties>
      <style:text-properties officeooo:rsid="000fc782" officeooo:paragraph-rsid="000fc782"/>
    </style:style>
    <style:style style:name="P51" style:family="paragraph" style:parent-style-name="Standard">
      <style:paragraph-properties>
        <style:tab-stops>
          <style:tab-stop style:position="1.4972in"/>
        </style:tab-stops>
      </style:paragraph-properties>
      <style:text-properties officeooo:rsid="0012b969" officeooo:paragraph-rsid="0012b969"/>
    </style:style>
    <style:style style:name="P52" style:family="paragraph" style:parent-style-name="Standard" style:list-style-name="L1">
      <style:paragraph-properties>
        <style:tab-stops>
          <style:tab-stop style:position="1.4972in"/>
        </style:tab-stops>
      </style:paragraph-properties>
      <style:text-properties officeooo:rsid="0012b969" officeooo:paragraph-rsid="0012b969"/>
    </style:style>
    <style:style style:name="P53" style:family="paragraph" style:parent-style-name="Standard" style:list-style-name="L1">
      <style:paragraph-properties>
        <style:tab-stops>
          <style:tab-stop style:position="1.4972in"/>
        </style:tab-stops>
      </style:paragraph-properties>
      <style:text-properties officeooo:rsid="00155230" officeooo:paragraph-rsid="00155230"/>
    </style:style>
    <style:style style:name="P54" style:family="paragraph" style:parent-style-name="Standard">
      <style:paragraph-properties fo:break-before="page">
        <style:tab-stops>
          <style:tab-stop style:position="1.25in"/>
        </style:tab-stops>
      </style:paragraph-properties>
      <style:text-properties officeooo:rsid="000cffc3" officeooo:paragraph-rsid="000ebcf7"/>
    </style:style>
    <style:style style:name="P55" style:family="paragraph" style:parent-style-name="Standard">
      <style:paragraph-properties fo:break-before="page">
        <style:tab-stops>
          <style:tab-stop style:position="1.4972in"/>
        </style:tab-stops>
      </style:paragraph-properties>
      <style:text-properties officeooo:rsid="000f2b01" officeooo:paragraph-rsid="000f2b01"/>
    </style:style>
    <style:style style:name="P56" style:family="paragraph" style:parent-style-name="Standard">
      <style:paragraph-properties fo:break-before="page">
        <style:tab-stops>
          <style:tab-stop style:position="1.25in"/>
        </style:tab-stops>
      </style:paragraph-properties>
      <style:text-properties fo:font-style="italic" fo:font-weight="bold" officeooo:rsid="000f2b01" officeooo:paragraph-rsid="000f2b01" style:font-style-asian="italic" style:font-weight-asian="bold" style:font-style-complex="italic" style:font-weight-complex="bold"/>
    </style:style>
    <style:style style:name="P57" style:family="paragraph" style:parent-style-name="Standard">
      <style:paragraph-properties fo:break-before="page">
        <style:tab-stops>
          <style:tab-stop style:position="1.4972in"/>
        </style:tab-stops>
      </style:paragraph-properties>
      <style:text-properties officeooo:rsid="000fc782" officeooo:paragraph-rsid="000fc782"/>
    </style:style>
    <style:style style:name="P58" style:family="paragraph" style:parent-style-name="Standard">
      <style:paragraph-properties fo:margin-left="0.4925in" fo:margin-right="0in" fo:text-indent="0in" style:auto-text-indent="false">
        <style:tab-stops>
          <style:tab-stop style:position="1.25in"/>
        </style:tab-stops>
      </style:paragraph-properties>
      <style:text-properties officeooo:rsid="000cffc3" officeooo:paragraph-rsid="000fc782"/>
    </style:style>
    <style:style style:name="P59" style:family="paragraph" style:parent-style-name="Standard">
      <style:paragraph-properties fo:margin-left="0.4925in" fo:margin-right="0in" fo:text-indent="0in" style:auto-text-indent="false">
        <style:tab-stops>
          <style:tab-stop style:position="1.25in"/>
        </style:tab-stops>
      </style:paragraph-properties>
      <style:text-properties officeooo:rsid="000fc782" officeooo:paragraph-rsid="000fc782"/>
    </style:style>
    <style:style style:name="T1" style:family="text">
      <style:text-properties officeooo:rsid="000ebcf7"/>
    </style:style>
    <style:style style:name="T2" style:family="text">
      <style:text-properties officeooo:rsid="000f2b01"/>
    </style:style>
    <style:style style:name="T3" style:family="text">
      <style:text-properties fo:font-style="italic" style:font-style-asian="italic" style:font-style-complex="italic"/>
    </style:style>
    <style:style style:name="T4" style:family="text">
      <style:text-properties officeooo:rsid="000fc782"/>
    </style:style>
    <style:style style:name="T5" style:family="text">
      <style:text-properties fo:font-style="normal" fo:font-weight="normal" officeooo:rsid="000f2b01" style:font-style-asian="normal" style:font-weight-asian="normal" style:font-style-complex="normal" style:font-weight-complex="normal"/>
    </style:style>
    <style:style style:name="T6" style:family="text">
      <style:text-properties officeooo:rsid="0011c234"/>
    </style:style>
    <style:style style:name="T7" style:family="text">
      <style:text-properties officeooo:rsid="0012b969"/>
    </style:style>
    <style:style style:name="T8" style:family="text">
      <style:text-properties officeooo:rsid="00143207"/>
    </style:style>
    <style:style style:name="T9" style:family="text">
      <style:text-properties officeooo:rsid="0015523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shnet Routing</text:p>
      <text:p text:style-name="P1"/>
      <text:p text:style-name="P1">The packet structure <text:span text:style-name="T9">is:</text:span></text:p>
      <text:p text:style-name="P1"/>
      <text:list xml:id="list2059905175" text:style-name="L1">
        <text:list-item>
          <text:p text:style-name="P13">Destination<text:tab/>The next intended receiver or <text:span text:style-name="T2">BROADCAST</text:span></text:p>
        </text:list-item>
        <text:list-item>
          <text:p text:style-name="P10">Target<text:tab/>The final destination of message through the route <text:span text:style-name="T2">or BROADCAST</text:span></text:p>
        </text:list-item>
        <text:list-item>
          <text:p text:style-name="P10">Source<text:tab/>The origin of the message</text:p>
        </text:list-item>
        <text:list-item>
          <text:p text:style-name="P10">Previous<text:tab/><text:span text:style-name="T2">Always t</text:span>he last sender of the message</text:p>
        </text:list-item>
        <text:list-item>
          <text:p text:style-name="P10">TTL<text:tab/>Time to live in hops</text:p>
        </text:list-item>
        <text:list-item>
          <text:p text:style-name="P10">Protocol<text:tab/>Defines protocol id of message</text:p>
        </text:list-item>
        <text:list-item>
          <text:p text:style-name="P10">Payload<text:tab/>Variable with message protocol</text:p>
        </text:list-item>
      </text:list>
      <text:p text:style-name="P2"/>
      <text:p text:style-name="P2">The payload can be one of the following (though this is expandable by user)</text:p>
      <text:p text:style-name="P2"/>
      <text:list xml:id="list1937226137" text:style-name="L3">
        <text:list-item>
          <text:p text:style-name="P14">Beacon<text:tab/>A broadcast beacon <text:s/>contain the node name and address and contains</text:p>
          <text:list>
            <text:list-item>
              <text:p text:style-name="P6">Name</text:p>
              <text:p text:style-name="P6"/>
            </text:list-item>
          </text:list>
        </text:list-item>
      </text:list>
      <text:p text:style-name="P58">Beacons are meant to be reaching only nearest neighbors so are sent with a Target and Destination of BROADCAST and a TTL of 1 so they do not get rebroadcast.</text:p>
      <text:list xml:id="list111411194531500" text:continue-numbering="true" text:style-name="L3">
        <text:list-item>
          <text:list>
            <text:list-header>
              <text:p text:style-name="P7"/>
            </text:list-header>
          </text:list>
        </text:list-item>
      </text:list>
      <text:list xml:id="list2882736868" text:style-name="L2">
        <text:list-item>
          <text:p text:style-name="P18">RouteRequest<text:tab/>Notifies network that a node needs a <text:span text:style-name="T9">route</text:span> to a targeted and contains</text:p>
          <text:list>
            <text:list-item>
              <text:p text:style-name="P3">Gateway Flag</text:p>
            </text:list-item>
            <text:list-item>
              <text:p text:style-name="P3">Sequence Number</text:p>
            </text:list-item>
            <text:list-item>
              <text:p text:style-name="P3">Metric</text:p>
            </text:list-item>
          </text:list>
        </text:list-item>
      </text:list>
      <text:p text:style-name="P59"/>
      <text:p text:style-name="P59">A RouteRequest is used to search the network for the best <text:span text:style-name="T9">route</text:span> to a target node.</text:p>
      <text:p text:style-name="P59"/>
      <text:list xml:id="list111410642004847" text:continue-numbering="true" text:style-name="L2">
        <text:list-item>
          <text:p text:style-name="P15">RouteAnnounce<text:tab/>Notifies network or a node that a <text:span text:style-name="T9">route</text:span> exists to a target <text:span text:style-name="T1">and contains</text:span></text:p>
          <text:list>
            <text:list-item>
              <text:p text:style-name="P4">Gateway Flag</text:p>
            </text:list-item>
            <text:list-item>
              <text:p text:style-name="P4">Sequence Number</text:p>
            </text:list-item>
            <text:list-item>
              <text:p text:style-name="P4">Metric</text:p>
            </text:list-item>
          </text:list>
        </text:list-item>
      </text:list>
      <text:p text:style-name="P8"/>
      <text:p text:style-name="P59">A RouteAnnounce is used to announce a node presence or to announce a <text:span text:style-name="T9">route</text:span> to a Target node.</text:p>
      <text:p text:style-name="P59"/>
      <text:list xml:id="list111410852939081" text:continue-numbering="true" text:style-name="L2">
        <text:list-item>
          <text:p text:style-name="P15">Data<text:span text:style-name="T1">Packet</text:span><text:tab/>Conveys data to a target node for a given protocol <text:span text:style-name="T1">and contains</text:span></text:p>
          <text:list>
            <text:list-item>
              <text:p text:style-name="P19">Payload</text:p>
            </text:list-item>
          </text:list>
          <text:p text:style-name="P3"/>
        </text:list-item>
      </text:list>
      <text:p text:style-name="P59">DataPackets contain arbitrary data to be sent from one node to another.</text:p>
      <text:p text:style-name="P56">Routing</text:p>
      <text:p text:style-name="P31"/>
      <text:p text:style-name="P32">All nodes maintain a dynamic routing table. <text:s/>This table containts:</text:p>
      <text:list xml:id="list2476761434" text:style-name="L4">
        <text:list-item>
          <text:p text:style-name="P30">Target<text:tab/><text:span text:style-name="T4">The destination of a Route</text:span></text:p>
        </text:list-item>
        <text:list-item>
          <text:p text:style-name="P30">Destinatio<text:span text:style-name="T4">n</text:span><text:tab/><text:span text:style-name="T4">The next node that can pass the packet further towards the Target</text:span></text:p>
        </text:list-item>
        <text:list-item>
          <text:p text:style-name="P24">Sequence Number<text:tab/><text:span text:style-name="T4">A unique sequence generated by a RouteRequest when it seeks a Route</text:span></text:p>
        </text:list-item>
        <text:list-item>
          <text:p text:style-name="P40">Metric<text:tab/><text:span text:style-name="T4">The number of hops from this node to the Target node</text:span></text:p>
        </text:list-item>
        <text:list-item>
          <text:p text:style-name="P33">Gateway Flag<text:tab/><text:span text:style-name="T4">True if the Target is a Gateway to other services</text:span></text:p>
        </text:list-item>
        <text:list-item>
          <text:p text:style-name="P44">Retries<text:tab/>Number of times a RouteRequest will be generated before abandoning.</text:p>
        </text:list-item>
        <text:list-item>
          <text:p text:style-name="P34">Timer<text:tab/><text:span text:style-name="T4">D</text:span>etermin<text:span text:style-name="T4">e</text:span>s how long the Route is valid</text:p>
        </text:list-item>
      </text:list>
      <text:p text:style-name="P39"/>
      <text:p text:style-name="P32">The Routing table is used to find the Destination address for forwarding a packet.</text:p>
      <text:p text:style-name="P32"/>
      <text:p text:style-name="P32">When a Packet needs to be transmitted directly to a node (Not a broadcast) the sender will look in the routing table for a valid (live) Route with the Target address. <text:s/>If it finds a Route, it will re-address the packet Destination to be the Destination from the Route table and the packet will be retransmitted. <text:s/></text:p>
      <text:p text:style-name="P32"/>
      <text:p text:style-name="P31">RouteRequest</text:p>
      <text:p text:style-name="P25"/>
      <text:p text:style-name="P8"><text:span text:style-name="T1">A </text:span><text:span text:style-name="T3">RouteRequest</text:span> is sent when a node needs to reach another node but does not have a <text:span text:style-name="T9">route</text:span> to that node. <text:s/><text:span text:style-name="T2">It’s contents are:</text:span></text:p>
      <text:list xml:id="list111410333577988" text:continue-list="list2059905175" text:style-name="L1">
        <text:list-item>
          <text:p text:style-name="P11">Destination<text:tab/><text:span text:style-name="T2">BROADCAST</text:span></text:p>
        </text:list-item>
        <text:list-item>
          <text:p text:style-name="P11">Target<text:tab/><text:span text:style-name="T2">The node address of the requested route</text:span></text:p>
        </text:list-item>
        <text:list-item>
          <text:p text:style-name="P11">Source<text:tab/>The origin of the mes<text:span text:style-name="T2">sage</text:span></text:p>
        </text:list-item>
        <text:list-item>
          <text:p text:style-name="P11">Previous<text:tab/>The <text:span text:style-name="T2">origin of the message</text:span></text:p>
        </text:list-item>
        <text:list-item>
          <text:p text:style-name="P11">TTL<text:tab/><text:span text:style-name="T2">Maximum TTL</text:span></text:p>
        </text:list-item>
        <text:list-item>
          <text:p text:style-name="P27">Sequence Number<text:tab/>A unique sequence number generated by the requesting node</text:p>
        </text:list-item>
        <text:list-item>
          <text:p text:style-name="P27">Metric<text:tab/>Set to 1</text:p>
        </text:list-item>
        <text:list-item>
          <text:p text:style-name="P53">Gateway Flag<text:tab/>True if Source is a Gateway</text:p>
        </text:list-item>
      </text:list>
      <text:p text:style-name="P16"/>
      <text:p text:style-name="P50">The Source creates a dummy Route entry containing:</text:p>
      <text:p text:style-name="P50"/>
      <text:list xml:id="list111411014867448" text:continue-numbering="true" text:style-name="L1">
        <text:list-item>
          <text:p text:style-name="P28">Target<text:tab/><text:span text:style-name="T4">The destination of a Route</text:span></text:p>
        </text:list-item>
        <text:list-item>
          <text:p text:style-name="P28">Destinatio<text:span text:style-name="T4">n</text:span><text:tab/><text:span text:style-name="T4">NULL address</text:span></text:p>
        </text:list-item>
        <text:list-item>
          <text:p text:style-name="P22">Sequence Number<text:tab/><text:span text:style-name="T4">A unique sequence generated by a RouteRequest when it seeks a Route</text:span></text:p>
        </text:list-item>
        <text:list-item>
          <text:p text:style-name="P41">Metric<text:tab/><text:span text:style-name="T4">NULL metric</text:span></text:p>
        </text:list-item>
        <text:list-item>
          <text:p text:style-name="P35">Gateway Flag<text:tab/><text:span text:style-name="T4">False</text:span></text:p>
        </text:list-item>
        <text:list-item>
          <text:p text:style-name="P35">Timer<text:tab/><text:span text:style-name="T8">Default Route timeout</text:span></text:p>
        </text:list-item>
      </text:list>
      <text:p text:style-name="P17"/>
      <text:p text:style-name="P26"/>
      <text:p text:style-name="P55">The RouteRequest is <text:span text:style-name="T4">sent and a timer is started. <text:s/>When the timer expires, if the Route has not been established, the Retries is decremented and if non-zero, the RouteRequest will be resent.</text:span></text:p>
      <text:p text:style-name="P26"/>
      <text:p text:style-name="P51">When a node receives a RouteRequest, it first examines it Route table for a route to the Source of the RouteRequest. <text:s/>If it does not find one or the one found has a different Sequence Number or larger Metric than that offered by the RouteRequest, it creates a new Route table entry containing:</text:p>
      <text:p text:style-name="P26"/>
      <text:list xml:id="list111410086983346" text:continue-numbering="true" text:style-name="L1">
        <text:list-item>
          <text:p text:style-name="P29">Target<text:tab/><text:span text:style-name="T7">Source from RouteRequest</text:span></text:p>
        </text:list-item>
        <text:list-item>
          <text:p text:style-name="P29">Destinatio<text:span text:style-name="T4">n<text:tab/>Previous from RouteRequest</text:span></text:p>
        </text:list-item>
        <text:list-item>
          <text:p text:style-name="P23">Sequence Number<text:tab/><text:span text:style-name="T7">Sequence Number from RouteRequest</text:span></text:p>
        </text:list-item>
        <text:list-item>
          <text:p text:style-name="P42">Metric<text:tab/><text:span text:style-name="T7">Metric from RouteRequest</text:span></text:p>
        </text:list-item>
        <text:list-item>
          <text:p text:style-name="P36">Gateway Flag<text:tab/><text:span text:style-name="T7">Gateway Flag from RouteRequest</text:span></text:p>
        </text:list-item>
        <text:list-item>
          <text:p text:style-name="P36">Timer<text:tab/><text:span text:style-name="T7">Set to default Route Expire time</text:span></text:p>
        </text:list-item>
      </text:list>
      <text:p text:style-name="P38"/>
      <text:p text:style-name="P49">If the RouteRequest Target is the address of the receiving node, a RouteAnnounce is <text:s/>generated containing:</text:p>
      <text:p text:style-name="P49"/>
      <text:list xml:id="list111410789518769" text:continue-numbering="true" text:style-name="L1">
        <text:list-item>
          <text:p text:style-name="P12">Destination<text:tab/><text:span text:style-name="T6">The Destination from the Route</text:span></text:p>
        </text:list-item>
        <text:list-item>
          <text:p text:style-name="P12">Target<text:tab/><text:span text:style-name="T6">The Target of the Route</text:span></text:p>
        </text:list-item>
        <text:list-item>
          <text:p text:style-name="P12">Source<text:tab/><text:span text:style-name="T6">It’s own address</text:span></text:p>
        </text:list-item>
        <text:list-item>
          <text:p text:style-name="P12">Previous<text:tab/><text:span text:style-name="T6">It’s own address</text:span></text:p>
        </text:list-item>
        <text:list-item>
          <text:p text:style-name="P12">TTL<text:tab/><text:span text:style-name="T2">Maximum TTL</text:span></text:p>
        </text:list-item>
        <text:list-item>
          <text:p text:style-name="P29">Sequence Number<text:tab/><text:span text:style-name="T6">The Sequence Number from the Route</text:span></text:p>
        </text:list-item>
        <text:list-item>
          <text:p text:style-name="P29">Metric<text:tab/>Set to 1</text:p>
        </text:list-item>
        <text:list-item>
          <text:p text:style-name="P52">Gateway Flag<text:tab/>Set to TRUE if the node is a Gateway</text:p>
        </text:list-item>
      </text:list>
      <text:p text:style-name="P47"/>
      <text:p text:style-name="P49">Otherwise, if the Route table was updated, a RouteRequest will be forwarded with the following changes:</text:p>
      <text:p text:style-name="P49"/>
      <text:list xml:id="list111409290430164" text:continue-numbering="true" text:style-name="L1">
        <text:list-item>
          <text:p text:style-name="P12">Previous<text:tab/><text:span text:style-name="T7">Address of node forwarding packet</text:span></text:p>
        </text:list-item>
        <text:list-item>
          <text:p text:style-name="P12">TTL<text:tab/><text:span text:style-name="T7">Decreased by 1</text:span></text:p>
        </text:list-item>
        <text:list-item>
          <text:p text:style-name="P29">Metric<text:tab/><text:span text:style-name="T7">Increased by 1</text:span></text:p>
        </text:list-item>
      </text:list>
      <text:p text:style-name="P57">When a node receives a RouteRequest, it first determines if it is the Target of the request. <text:s/>If so, it will record a Route containing:</text:p>
      <text:p text:style-name="P50"/>
      <text:list xml:id="list111410412256400" text:continue-numbering="true" text:style-name="L1">
        <text:list-item>
          <text:p text:style-name="P28">Target<text:tab/><text:span text:style-name="T4">The Source from the RouteRequest</text:span></text:p>
        </text:list-item>
        <text:list-item>
          <text:p text:style-name="P28">Destinatio<text:span text:style-name="T4">n<text:tab/>The Previous address from the RouteRequest</text:span></text:p>
        </text:list-item>
        <text:list-item>
          <text:p text:style-name="P22">Sequence Number<text:tab/><text:span text:style-name="T4">The Sequence Number from the RouteRequest</text:span></text:p>
        </text:list-item>
        <text:list-item>
          <text:p text:style-name="P41">Metric<text:tab/><text:span text:style-name="T4">The Metric from the RouteRequest</text:span></text:p>
        </text:list-item>
        <text:list-item>
          <text:p text:style-name="P35">Gateway Flag<text:tab/><text:span text:style-name="T4">The Gateway Flag from the RouteRequest</text:span></text:p>
        </text:list-item>
        <text:list-item>
          <text:p text:style-name="P43">Retries<text:tab/>0 – not used</text:p>
        </text:list-item>
        <text:list-item>
          <text:p text:style-name="P35">Timer<text:tab/><text:span text:style-name="T4">Not set</text:span></text:p>
        </text:list-item>
      </text:list>
      <text:p text:style-name="P37"/>
      <text:p text:style-name="P45">It then sends a RouteAnnounce containing:</text:p>
      <text:p text:style-name="P45"/>
      <text:list xml:id="list111411035666475" text:continue-numbering="true" text:style-name="L1">
        <text:list-item>
          <text:p text:style-name="P46"/>
        </text:list-item>
      </text:list>
      <text:p text:style-name="P48">The Destination address will receive the RouteAnnounce, and since it is not the Target, it will retransmit the RouteAnnounce with it’s own Previous address and the Metric incremented by 1.</text:p>
      <text:p text:style-name="P54">The RouteRequest will be received by all ‘nearest <text:span text:style-name="T1">neighbors.’ <text:s/>When a RouteRequest is received, the node will first determine if it is the Target node of the RouteRequest. <text:s/>If so, it will generate a RouteAnnounce message advertising it’s node:</text:span></text:p>
      <text:p text:style-name="P8"/>
      <text:list xml:id="list111410093840951" text:continue-numbering="true" text:style-name="L1">
        <text:list-item>
          <text:p text:style-name="P9">Destination<text:tab/><text:span text:style-name="T1">The next hop in the route back to the Source (the Next field of the Route)</text:span></text:p>
        </text:list-item>
        <text:list-item>
          <text:p text:style-name="P9">Target<text:tab/>The <text:span text:style-name="T1">Source of this RouteRequest packet</text:span></text:p>
        </text:list-item>
        <text:list-item>
          <text:p text:style-name="P9">Source<text:tab/>Th<text:span text:style-name="T1">e node’s address</text:span></text:p>
        </text:list-item>
        <text:list-item>
          <text:p text:style-name="P9">Previous<text:tab/>The <text:span text:style-name="T1">node’s address</text:span></text:p>
        </text:list-item>
        <text:list-item>
          <text:p text:style-name="P9">TTL<text:tab/><text:span text:style-name="T1">MAX TTL</text:span></text:p>
        </text:list-item>
        <text:list-item>
          <text:p text:style-name="P21">Sequence Number<text:tab/>The sequence number of the route requested</text:p>
        </text:list-item>
        <text:list-item>
          <text:p text:style-name="P21">Metric<text:tab/>Set to 1 (increased by <text:s/>nodes as they return the packet to the Target)</text:p>
        </text:list-item>
      </text:list>
      <text:p text:style-name="P8"><text:span text:style-name="T1"><text:s/>the receiving node will determine if this is a redundant copy by examining the Sequence Number <text:s/>and Source. <text:s/>If they match a Route already recorded, the route will be updated only if the Metric is smaller than the one already recorded.</text:span></text:p>
      <text:p text:style-name="P5"/>
      <text:p text:style-name="P20">If the Route is newly generated or the Metric is updated, the RouteRequest will be forwarded on by changing the Previous address of the RouteRequest and retransmitting it, with the Metric field increased by 1.</text:p>
      <text:p text:style-name="P20"/>
      <text:p text:style-name="P20">Otherwise the RouteRequest is silently dropped.</text:p>
      <text:p text:style-name="P20"/>
      <text:p text:style-name="P20">When the Target node of the RouteRequest</text:p>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09:47:12.278080807</meta:creation-date>
    <dc:date>2020-03-01T11:14:08.862501895</dc:date>
    <meta:editing-duration>PT24M21S</meta:editing-duration>
    <meta:editing-cycles>4</meta:editing-cycles>
    <meta:generator>LibreOffice/6.0.7.3$Linux_X86_64 LibreOffice_project/00m0$Build-3</meta:generator>
    <meta:document-statistic meta:table-count="0" meta:image-count="0" meta:object-count="0" meta:page-count="5" meta:paragraph-count="101" meta:word-count="1055" meta:character-count="5837" meta:non-whitespace-character-count="4937"/>
  </office:meta>
</office:document-meta>
</file>